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0.504cm" table:align="left"/>
    </style:style>
    <style:style style:name="Таблица1.A" style:family="table-column">
      <style:table-column-properties style:column-width="4.498cm"/>
    </style:style>
    <style:style style:name="Таблица1.B" style:family="table-column">
      <style:table-column-properties style:column-width="2.196cm"/>
    </style:style>
    <style:style style:name="Таблица1.C" style:family="table-column">
      <style:table-column-properties style:column-width="1.693cm"/>
    </style:style>
    <style:style style:name="Таблица1.D" style:family="table-column">
      <style:table-column-properties style:column-width="2.117cm"/>
    </style:style>
    <style:style style:name="Таблица1.A1" style:family="table-cell">
      <style:table-cell-properties style:vertical-align="middle" fo:background-color="#c0c0c0" fo:padding="0.049cm" fo:border="none">
        <style:background-image/>
      </style:table-cell-properties>
    </style:style>
    <style:style style:name="Таблица1.A2" style:family="table-cell">
      <style:table-cell-properties style:vertical-align="middle" fo:padding="0.049cm" fo:border="none"/>
    </style:style>
    <style:style style:name="Таблица1.B2" style:family="table-cell">
      <style:table-cell-properties style:vertical-align="middle" fo:padding="0.049cm" fo:border="none"/>
    </style:style>
    <style:style style:name="Таблица1.C2" style:family="table-cell">
      <style:table-cell-properties style:vertical-align="middle" fo:padding="0.049cm" fo:border="none"/>
    </style:style>
    <style:style style:name="Таблица1.D2" style:family="table-cell">
      <style:table-cell-properties style:vertical-align="middle" fo:padding="0.049cm" fo:border="none"/>
    </style:style>
    <style:style style:name="Таблица1.A3" style:family="table-cell">
      <style:table-cell-properties style:vertical-align="middle" fo:padding="0.049cm" fo:border="none"/>
    </style:style>
    <style:style style:name="Таблица1.B3" style:family="table-cell">
      <style:table-cell-properties style:vertical-align="middle" fo:padding="0.049cm" fo:border="none"/>
    </style:style>
    <style:style style:name="Таблица1.C3" style:family="table-cell">
      <style:table-cell-properties style:vertical-align="middle" fo:padding="0.049cm" fo:border="none"/>
    </style:style>
    <style:style style:name="Таблица1.D3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Courier New" fo:font-weight="bold" officeooo:rsid="0004056e" officeooo:paragraph-rsid="0004056e" style:font-weight-asian="bold" style:font-weight-complex="bold"/>
    </style:style>
    <style:style style:name="P2" style:family="paragraph" style:parent-style-name="Standard">
      <style:text-properties style:font-name="Courier New" fo:language="en" fo:country="US" officeooo:rsid="0004056e" officeooo:paragraph-rsid="0004056e"/>
    </style:style>
    <style:style style:name="P3" style:family="paragraph" style:parent-style-name="Standard">
      <style:text-properties style:font-name="Courier New" fo:language="ru" fo:country="RU" officeooo:rsid="0004056e" officeooo:paragraph-rsid="0004a497"/>
    </style:style>
    <style:style style:name="P4" style:family="paragraph" style:parent-style-name="Standard">
      <style:text-properties style:font-name="Courier New" fo:language="ru" fo:country="RU" fo:font-weight="bold" officeooo:rsid="0004056e" officeooo:paragraph-rsid="0004056e" style:font-weight-asian="bold" style:font-weight-complex="bold"/>
    </style:style>
    <style:style style:name="P5" style:family="paragraph" style:parent-style-name="Standard">
      <style:text-properties style:font-name="Courier New" fo:language="ru" fo:country="RU" fo:font-weight="bold" officeooo:rsid="0004a497" officeooo:paragraph-rsid="0004a497" style:font-weight-asian="bold" style:font-weight-complex="bold"/>
    </style:style>
    <style:style style:name="P6" style:family="paragraph" style:parent-style-name="Standard">
      <style:text-properties style:font-name="Courier New" fo:language="ru" fo:country="RU" officeooo:rsid="0004a497" officeooo:paragraph-rsid="0004a497"/>
    </style:style>
    <style:style style:name="P7" style:family="paragraph" style:parent-style-name="Standard">
      <style:text-properties style:font-name="Courier New" fo:language="ru" fo:country="RU" officeooo:rsid="00051cde" officeooo:paragraph-rsid="00051cde"/>
    </style:style>
    <style:style style:name="P8" style:family="paragraph" style:parent-style-name="Standard">
      <style:text-properties style:font-name="Courier New" fo:language="ru" fo:country="RU" officeooo:rsid="0004056e" officeooo:paragraph-rsid="0004056e"/>
    </style:style>
    <style:style style:name="P9" style:family="paragraph" style:parent-style-name="Standard">
      <style:text-properties style:font-name="Courier New" fo:language="ru" fo:country="RU" officeooo:rsid="0004056e" officeooo:paragraph-rsid="0004a497"/>
    </style:style>
    <style:style style:name="P10" style:family="paragraph" style:parent-style-name="Standard">
      <style:text-properties style:font-name="Courier New" fo:language="ru" fo:country="RU" officeooo:rsid="00060d5e" officeooo:paragraph-rsid="00060d5e"/>
    </style:style>
    <style:style style:name="P11" style:family="paragraph" style:parent-style-name="Standard">
      <style:text-properties style:font-name="Courier New" fo:language="ru" fo:country="RU" officeooo:rsid="0007c192" officeooo:paragraph-rsid="0007c192"/>
    </style:style>
    <style:style style:name="P12" style:family="paragraph" style:parent-style-name="Standard">
      <style:text-properties style:font-name="Courier New" fo:language="ru" fo:country="RU" officeooo:rsid="0007c192" officeooo:paragraph-rsid="001014b3"/>
    </style:style>
    <style:style style:name="P13" style:family="paragraph" style:parent-style-name="Standard">
      <style:text-properties style:font-name="Courier New" fo:language="ru" fo:country="RU" fo:font-weight="bold" officeooo:rsid="0007c192" officeooo:paragraph-rsid="0007c192" style:font-weight-asian="bold" style:font-weight-complex="bold"/>
    </style:style>
    <style:style style:name="P14" style:family="paragraph" style:parent-style-name="Standard">
      <style:text-properties style:font-name="Courier New" fo:language="ru" fo:country="RU" fo:font-weight="bold" officeooo:rsid="001783d9" officeooo:paragraph-rsid="001783d9" style:font-weight-asian="bold" style:font-weight-complex="bold"/>
    </style:style>
    <style:style style:name="P15" style:family="paragraph" style:parent-style-name="Standard">
      <style:text-properties style:font-name="Courier New" fo:language="ru" fo:country="RU" officeooo:rsid="000b4526" officeooo:paragraph-rsid="000b4526"/>
    </style:style>
    <style:style style:name="P16" style:family="paragraph" style:parent-style-name="Standard">
      <style:text-properties style:font-name="Courier New" fo:language="ru" fo:country="RU" officeooo:rsid="001014b3" officeooo:paragraph-rsid="001014b3"/>
    </style:style>
    <style:style style:name="P17" style:family="paragraph" style:parent-style-name="Standard">
      <style:text-properties style:font-name="Courier New" fo:language="ru" fo:country="RU" officeooo:rsid="001014b3" officeooo:paragraph-rsid="0011cf8f"/>
    </style:style>
    <style:style style:name="P18" style:family="paragraph" style:parent-style-name="Standard">
      <style:text-properties style:font-name="Courier New" fo:language="ru" fo:country="RU" officeooo:rsid="0012ea50" officeooo:paragraph-rsid="0012ea50"/>
    </style:style>
    <style:style style:name="P19" style:family="paragraph" style:parent-style-name="Standard">
      <style:text-properties style:font-name="Courier New" fo:language="ru" fo:country="RU" officeooo:rsid="001783d9" officeooo:paragraph-rsid="001783d9"/>
    </style:style>
    <style:style style:name="P20" style:family="paragraph" style:parent-style-name="Standard">
      <style:text-properties style:font-name="Courier New" fo:language="ru" fo:country="RU" officeooo:rsid="001783d9" officeooo:paragraph-rsid="0018117b"/>
    </style:style>
    <style:style style:name="P21" style:family="paragraph" style:parent-style-name="Standard">
      <style:text-properties style:font-name="Courier New" fo:language="ru" fo:country="RU" officeooo:rsid="001977f4" officeooo:paragraph-rsid="001977f4"/>
    </style:style>
    <style:style style:name="P22" style:family="paragraph" style:parent-style-name="Standard">
      <style:text-properties style:font-name="Courier New" fo:language="ru" fo:country="RU" officeooo:rsid="001b27d3" officeooo:paragraph-rsid="001b27d3"/>
    </style:style>
    <style:style style:name="P23" style:family="paragraph" style:parent-style-name="Standard">
      <style:text-properties style:font-name="Courier New" fo:language="en" fo:country="US" officeooo:rsid="0004056e" officeooo:paragraph-rsid="00051cde"/>
    </style:style>
    <style:style style:name="P24" style:family="paragraph" style:parent-style-name="Standard">
      <style:text-properties style:font-name="Courier New" fo:language="en" fo:country="US" officeooo:rsid="0004056e" officeooo:paragraph-rsid="0005fcd1"/>
    </style:style>
    <style:style style:name="P25" style:family="paragraph" style:parent-style-name="Standard">
      <style:text-properties style:font-name="Courier New" fo:language="en" fo:country="US" officeooo:rsid="0004a497" officeooo:paragraph-rsid="0004a497"/>
    </style:style>
    <style:style style:name="P26" style:family="paragraph" style:parent-style-name="Standard">
      <style:text-properties style:font-name="Courier New" fo:language="en" fo:country="US" officeooo:rsid="0004a497" officeooo:paragraph-rsid="000d1c81"/>
    </style:style>
    <style:style style:name="P27" style:family="paragraph" style:parent-style-name="Standard">
      <style:text-properties style:font-name="Courier New" fo:font-weight="normal" officeooo:rsid="0004056e" officeooo:paragraph-rsid="0004056e" style:font-weight-asian="normal" style:font-weight-complex="normal"/>
    </style:style>
    <style:style style:name="P28" style:family="paragraph" style:parent-style-name="Standard">
      <style:text-properties style:font-name="Courier New" fo:font-weight="normal" officeooo:rsid="001977f4" officeooo:paragraph-rsid="001d19a1" style:font-weight-asian="normal" style:font-weight-complex="normal"/>
    </style:style>
    <style:style style:name="P29" style:family="paragraph" style:parent-style-name="Table_20_Contents">
      <style:text-properties fo:font-variant="normal" fo:text-transform="none" style:font-name="Arial" fo:font-size="8pt" fo:font-style="normal" fo:font-weight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d19a1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d19a1"/>
    </style:style>
    <style:style style:name="T5" style:family="text">
      <style:text-properties officeooo:rsid="0004a497"/>
    </style:style>
    <style:style style:name="T6" style:family="text">
      <style:text-properties officeooo:rsid="0005fcd1"/>
    </style:style>
    <style:style style:name="T7" style:family="text">
      <style:text-properties officeooo:rsid="00060d5e"/>
    </style:style>
    <style:style style:name="T8" style:family="text">
      <style:text-properties officeooo:rsid="0006872e"/>
    </style:style>
    <style:style style:name="T9" style:family="text">
      <style:text-properties officeooo:rsid="0004056e"/>
    </style:style>
    <style:style style:name="T10" style:family="text">
      <style:text-properties officeooo:rsid="0018117b"/>
    </style:style>
    <style:style style:name="T11" style:family="text">
      <style:text-properties officeooo:rsid="0018e447"/>
    </style:style>
    <style:style style:name="T12" style:family="text">
      <style:text-properties officeooo:rsid="001b2639"/>
    </style:style>
    <style:style style:name="T13" style:family="text">
      <style:text-properties officeooo:rsid="001d19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Данная <text:span text:style-name="T13">публикация</text:span> является <text:span text:style-name="T12">продолжением</text:span> <text:span text:style-name="T12">моей</text:span> стать<text:span text:style-name="T12">и</text:span> про язык запросов <text:span text:style-name="T3">1C#. </text:span><text:span text:style-name="T1"><text:s/></text:span><text:span text:style-name="T2">Пишу я её больше для себя и всех тех, кто заинтересовался технологией </text:span><text:span text:style-name="T4">1C#.</text:span></text:p>
      <text:p text:style-name="P28"><text:span text:style-name="T4"/></text:p>
      <text:p text:style-name="P28"><text:span text:style-name="T1">Кроме этого, в этой статье я хочу рассказать о новых возможностях </text:span><text:span text:style-name="T3">SQL Server </text:span><text:span text:style-name="T1">2016, которые позволяют эффективно работать с данными в формате </text:span><text:span text:style-name="T3">JSON </text:span><text:span text:style-name="T1">непосредственно в языке запросов.</text:span></text:p>
      <text:p text:style-name="P27"/>
      <text:p text:style-name="P1">Дано:</text:p>
      <text:p text:style-name="P2">1. <text:span text:style-name="T1">Платформа 1С:Предприятие 8.3.15.1534</text:span></text:p>
      <text:p text:style-name="P24"><text:span text:style-name="T1">2. </text:span>Microsoft SQL Server 2016 <text:span text:style-name="T6">Express Edition</text:span></text:p>
      <text:p text:style-name="P2">3. <text:span text:style-name="T1">Управление торговлей, редакция 11.2 (11.2.3.159)</text:span></text:p>
      <text:p text:style-name="P8">4. Бухгалтерия предприятия, редакция 3.0 (3.0.67.63)</text:p>
      <text:p text:style-name="P22">5. <text:span text:style-name="T3">Web </text:span>сервер <text:span text:style-name="T3">1C#</text:span></text:p>
      <text:p text:style-name="P8"/>
      <text:p text:style-name="P4"><text:span text:style-name="T7">Примеры</text:span>:</text:p>
      <text:p text:style-name="P3"><text:span text:style-name="T5">1. Получение</text:span> курс<text:span text:style-name="T7">ов</text:span> валют из УТ в формате <text:span text:style-name="T3">JSON.</text:span></text:p>
      <text:p text:style-name="P10">2. Чтение курсов валют в формате <text:span text:style-name="T3">JSON </text:span>в БП.</text:p>
      <text:p text:style-name="P3"><text:span text:style-name="T7">3. </text:span>Перен<text:span text:style-name="T7">ос</text:span> курс<text:span text:style-name="T7">ов</text:span> валют из УТ в БП <text:span text:style-name="T5">одним запросом.</text:span></text:p>
      <text:p text:style-name="P6">Обе задачи выполняются средствами языка запросов <text:span text:style-name="T3">1C#.</text:span></text:p>
      <text:p text:style-name="P7">Синхронизация справочников "Валюты" выполняется по коду.</text:p>
      <text:p text:style-name="P23"/>
      <text:p text:style-name="P5"><text:span text:style-name="T8">1. Получение курсов валют в</text:span> формате <text:span text:style-name="T3">JSON.</text:span></text:p>
      <text:p text:style-name="P25"/>
      <text:p text:style-name="P15">Запрос на языке запросов <text:span text:style-name="T3">1C#:</text:span></text:p>
      <text:p text:style-name="P25"/>
      <text:p text:style-name="P25">DECLARE @period datetime = '4020-04-20';</text:p>
      <text:p text:style-name="P25"/>
      <text:p text:style-name="P25">SELECT</text:p>
      <text:p text:style-name="P25">(</text:p>
      <text:p text:style-name="P25"><text:tab/>SELECT</text:p>
      <text:p text:style-name="P25"><text:tab/><text:tab/>DATEADD(YEAR, -2000, КурсыВалют.Период) AS [Period],</text:p>
      <text:p text:style-name="P25"><text:tab/><text:tab/>Валюты.Код <text:s text:c="29"/>AS [Currency],</text:p>
      <text:p text:style-name="P25"><text:tab/><text:tab/>КурсыВалют.Кратность <text:s text:c="19"/>AS [Factor],</text:p>
      <text:p text:style-name="P25"><text:tab/><text:tab/>КурсыВалют.Курс <text:s text:c="24"/>AS [Rate]</text:p>
      <text:p text:style-name="P25"><text:tab/>FROM</text:p>
      <text:p text:style-name="P25"><text:tab/><text:tab/>РегистрСведений.КурсыВалют AS КурсыВалют</text:p>
      <text:p text:style-name="P26"><text:tab/><text:tab/>INNER JOIN Справочник.Валюты AS Валюты</text:p>
      <text:p text:style-name="P26"><text:tab/><text:tab/>ON КурсыВалют.Валюта.uuid = Валюты.Ссылка.uuid</text:p>
      <text:p text:style-name="P25"><text:tab/>WHERE</text:p>
      <text:p text:style-name="P25"><text:tab/><text:tab/>КурсыВалют.Период = @period</text:p>
      <text:p text:style-name="P25"><text:tab/>FOR JSON PATH</text:p>
      <text:p text:style-name="P25">) AS json</text:p>
      <text:p text:style-name="P25"/>
      <text:p text:style-name="P15">Результат в формате <text:span text:style-name="T3">JSON:</text:span></text:p>
      <text:p text:style-name="P15"><text:span text:style-name="T3"/></text:p>
      <text:p text:style-name="P15"><text:span text:style-name="T3">[<text:line-break/> <text:s/>{<text:line-break/> <text:s text:c="3"/>"Period": "2020-04-20T00:00:00",<text:line-break/> <text:s text:c="3"/>"Currency": "840",<text:line-break/> <text:s text:c="3"/>"Factor": 1,<text:line-break/> <text:s text:c="3"/>"Rate": 65.1234<text:line-break/> <text:s/>},<text:line-break/></text:span><text:soft-page-break/><text:span text:style-name="T3"> <text:s/>{<text:line-break/> <text:s text:c="3"/>"Period": "2020-04-20T00:00:00",<text:line-break/> <text:s text:c="3"/>"Currency": "978",<text:line-break/> <text:s text:c="3"/>"Factor": 1,<text:line-break/> <text:s text:c="3"/>"Rate": 70.4321<text:line-break/> <text:s/>}<text:line-break/>]</text:span></text:p>
      <text:p text:style-name="P15"><text:span text:style-name="T3"/></text:p>
      <text:p text:style-name="P25"/>
      <text:p text:style-name="P13">2. Чтение курсов валют в формате <text:span text:style-name="T3">JSON.</text:span></text:p>
      <text:p text:style-name="P11"><text:span text:style-name="T3"/></text:p>
      <text:p text:style-name="P16">Запрос на языке запросов <text:span text:style-name="T3">1C#:</text:span></text:p>
      <text:p text:style-name="P16"><text:span text:style-name="T3"/></text:p>
      <text:p text:style-name="P17"><text:span text:style-name="T3">DECLARE @json nvarchar(max) = N'</text:span></text:p>
      <text:p text:style-name="P17"><text:span text:style-name="T3">[</text:span></text:p>
      <text:p text:style-name="P16"><text:span text:style-name="T3"><text:tab/>{</text:span></text:p>
      <text:p text:style-name="P16"><text:span text:style-name="T3"><text:tab/><text:tab/>"Period" : "2020-04-20T00:00:00",</text:span></text:p>
      <text:p text:style-name="P16"><text:span text:style-name="T3"><text:tab/><text:tab/>"Currency" : "840",</text:span></text:p>
      <text:p text:style-name="P16"><text:span text:style-name="T3"><text:tab/><text:tab/>"Factor" : 1,</text:span></text:p>
      <text:p text:style-name="P16"><text:span text:style-name="T3"><text:tab/><text:tab/>"Rate" : 65.1234</text:span></text:p>
      <text:p text:style-name="P16"><text:span text:style-name="T3"><text:tab/>},</text:span></text:p>
      <text:p text:style-name="P16"><text:span text:style-name="T3"><text:tab/>{</text:span></text:p>
      <text:p text:style-name="P16"><text:span text:style-name="T3"><text:tab/><text:tab/>"Period" : "2020-04-20T00:00:00",</text:span></text:p>
      <text:p text:style-name="P16"><text:span text:style-name="T3"><text:tab/><text:tab/>"Currency" : "978",</text:span></text:p>
      <text:p text:style-name="P16"><text:span text:style-name="T3"><text:tab/><text:tab/>"Factor" : 1,</text:span></text:p>
      <text:p text:style-name="P16"><text:span text:style-name="T3"><text:tab/><text:tab/>"Rate" : 70.4321</text:span></text:p>
      <text:p text:style-name="P16"><text:span text:style-name="T3"><text:tab/>}</text:span></text:p>
      <text:p text:style-name="P16"><text:span text:style-name="T3">]';</text:span></text:p>
      <text:p text:style-name="P16"><text:span text:style-name="T3"/></text:p>
      <text:p text:style-name="P16"><text:span text:style-name="T3">SELECT</text:span></text:p>
      <text:p text:style-name="P16"><text:span text:style-name="T3"><text:tab/>DATEADD(YEAR, 2000, JsonTable.[Период]) AS [Период],</text:span></text:p>
      <text:p text:style-name="P16"><text:span text:style-name="T3"><text:tab/>JsonTable.[Валюта] <text:s text:c="21"/>AS [КодВалюты],</text:span></text:p>
      <text:p text:style-name="P16"><text:span text:style-name="T3"><text:tab/>JsonTable.[Кратность] <text:s text:c="18"/>AS [Кратность],</text:span></text:p>
      <text:p text:style-name="P16"><text:span text:style-name="T3"><text:tab/>JsonTable.[Курс] <text:s text:c="23"/>AS [Курс]</text:span></text:p>
      <text:p text:style-name="P16"><text:span text:style-name="T3">FROM</text:span></text:p>
      <text:p text:style-name="P16"><text:span text:style-name="T3"><text:tab/>OPENJSON(@json)</text:span></text:p>
      <text:p text:style-name="P16"><text:span text:style-name="T3">WITH (</text:span></text:p>
      <text:p text:style-name="P16"><text:span text:style-name="T3"><text:tab/>[Период] <text:s text:c="3"/>datetime <text:s text:c="5"/>'$.Period',</text:span></text:p>
      <text:p text:style-name="P16"><text:span text:style-name="T3"><text:tab/>[Валюта] <text:s text:c="3"/>nvarchar(3) <text:s text:c="2"/>'$.Currency',</text:span></text:p>
      <text:p text:style-name="P16"><text:span text:style-name="T3"><text:tab/>[Кратность] numeric(10) <text:s text:c="2"/>'$.Factor',</text:span></text:p>
      <text:p text:style-name="P16"><text:span text:style-name="T3"><text:tab/>[Курс] <text:s text:c="5"/>numeric(10,4) '$.Rate'</text:span></text:p>
      <text:p text:style-name="P16"><text:span text:style-name="T3">) AS JsonTable</text:span></text:p>
      <text:p text:style-name="P17"><text:span text:style-name="T3">INNER JOIN Справочник.Валюты AS Валюты</text:span></text:p>
      <text:p text:style-name="P17"><text:span text:style-name="T3">ON JsonTable.Валюта = Валюты.Код;</text:span></text:p>
      <text:p text:style-name="P16"><text:span text:style-name="T3"/></text:p>
      <text:p text:style-name="P16">Результат в табличном виде:</text:p>
      <text:p text:style-name="P1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29">Период</text:p>
          </table:table-cell>
          <table:table-cell table:style-name="Таблица1.A1" office:value-type="string">
            <text:p text:style-name="P29">КодВалюты</text:p>
          </table:table-cell>
          <table:table-cell table:style-name="Таблица1.A1" office:value-type="string">
            <text:p text:style-name="P29">Кратность</text:p>
          </table:table-cell>
          <table:table-cell table:style-name="Таблица1.A1" office:value-type="string">
            <text:p text:style-name="P29">Курс</text:p>
          </table:table-cell>
        </table:table-row>
        <table:table-row>
          <table:table-cell table:style-name="Таблица1.A3" office:value-type="string">
            <text:p text:style-name="Table_20_Contents">4020-04-20T00:00:00</text:p>
          </table:table-cell>
          <table:table-cell table:style-name="Таблица1.B3" office:value-type="string">
            <text:p text:style-name="Table_20_Contents">840</text:p>
          </table:table-cell>
          <table:table-cell table:style-name="Таблица1.C3" office:value-type="string">
            <text:p text:style-name="Table_20_Contents">1</text:p>
          </table:table-cell>
          <table:table-cell table:style-name="Таблица1.D3" office:value-type="string">
            <text:p text:style-name="Table_20_Contents">65,1234</text:p>
          </table:table-cell>
        </table:table-row>
        <table:table-row>
          <table:table-cell table:style-name="Таблица1.A3" office:value-type="string">
            <text:p text:style-name="Table_20_Contents">4020-04-20T00:00:00</text:p>
          </table:table-cell>
          <table:table-cell table:style-name="Таблица1.B3" office:value-type="string">
            <text:p text:style-name="Table_20_Contents">978</text:p>
          </table:table-cell>
          <table:table-cell table:style-name="Таблица1.C3" office:value-type="string">
            <text:p text:style-name="Table_20_Contents">1</text:p>
          </table:table-cell>
          <table:table-cell table:style-name="Таблица1.D3" office:value-type="string">
            <text:p text:style-name="Table_20_Contents">70,4321</text:p>
          </table:table-cell>
        </table:table-row>
      </table:table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oft-page-break/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3">3. <text:span text:style-name="T9">Перенос курсов валют из УТ в БП одним запросом.</text:span></text:p>
      <text:p text:style-name="P11"/>
      <text:p text:style-name="P16">Запрос на языке запросов <text:span text:style-name="T3">1C#:</text:span></text:p>
      <text:p text:style-name="P16"><text:span text:style-name="T3"/></text:p>
      <text:p text:style-name="P16"><text:span text:style-name="T3">DECLARE @period datetime = '4020-04-20';</text:span></text:p>
      <text:p text:style-name="P16"><text:span text:style-name="T3"/></text:p>
      <text:p text:style-name="P16"><text:span text:style-name="T3">INSERT [accounting_3_0_72_72_demo].РегистрСведений.КурсыВалют</text:span></text:p>
      <text:p text:style-name="P16"><text:span text:style-name="T3">(</text:span></text:p>
      <text:p text:style-name="P16"><text:span text:style-name="T3"><text:tab/>Период,</text:span></text:p>
      <text:p text:style-name="P16"><text:span text:style-name="T3"><text:tab/>Валюта.uuid,</text:span></text:p>
      <text:p text:style-name="P16"><text:span text:style-name="T3"><text:tab/>Кратность,</text:span></text:p>
      <text:p text:style-name="P16"><text:span text:style-name="T3"><text:tab/>Курс,</text:span></text:p>
      <text:p text:style-name="P16"><text:span text:style-name="T3"><text:tab/>ОбластьДанныхОсновныеДанные</text:span></text:p>
      <text:p text:style-name="P16"><text:span text:style-name="T3">)</text:span></text:p>
      <text:p text:style-name="P16"><text:span text:style-name="T3">SELECT</text:span></text:p>
      <text:p text:style-name="P16"><text:span text:style-name="T3"><text:tab/>КурсыВалют.Период <text:s text:c="3"/>AS [Период],</text:span></text:p>
      <text:p text:style-name="P16"><text:span text:style-name="T3"><text:tab/>БПВалюты.Ссылка.uuid AS [Валюта],</text:span></text:p>
      <text:p text:style-name="P16"><text:span text:style-name="T3"><text:tab/>КурсыВалют.Кратность AS [Кратность],</text:span></text:p>
      <text:p text:style-name="P16"><text:span text:style-name="T3"><text:tab/>КурсыВалют.Курс <text:s text:c="5"/>AS [Курс],</text:span></text:p>
      <text:p text:style-name="P16"><text:span text:style-name="T3"><text:tab/>0 <text:s text:c="19"/>AS [ОбластьДанныхОсновныеДанные]</text:span></text:p>
      <text:p text:style-name="P16"><text:span text:style-name="T3">FROM</text:span></text:p>
      <text:p text:style-name="P16"><text:span text:style-name="T3"><text:tab/>[trade_11_2_3_159_demo].РегистрСведений.КурсыВалют AS КурсыВалют</text:span></text:p>
      <text:p text:style-name="P16"><text:span text:style-name="T3"/></text:p>
      <text:p text:style-name="P16"><text:span text:style-name="T3"><text:tab/>INNER JOIN [trade_11_2_3_159_demo].Справочник.Валюты AS УТВалюты</text:span></text:p>
      <text:p text:style-name="P16"><text:span text:style-name="T3"><text:tab/>ON КурсыВалют.Валюта.uuid = УТВалюты.Ссылка.uuid</text:span></text:p>
      <text:p text:style-name="P16"><text:span text:style-name="T3"/></text:p>
      <text:p text:style-name="P16"><text:span text:style-name="T3"><text:tab/>INNER JOIN [accounting_3_0_72_72_demo].Справочник.Валюты AS БПВалюты</text:span></text:p>
      <text:p text:style-name="P16"><text:span text:style-name="T3"><text:tab/>ON УТВалюты.Код = БПВалюты.Код</text:span></text:p>
      <text:p text:style-name="P16"><text:span text:style-name="T3"/></text:p>
      <text:p text:style-name="P16"><text:span text:style-name="T3">WHERE</text:span></text:p>
      <text:p text:style-name="P16"><text:span text:style-name="T3"><text:tab/>КурсыВалют.Период = @period</text:span></text:p>
      <text:p text:style-name="P16"><text:span text:style-name="T3"/></text:p>
      <text:p text:style-name="P18">Результат:</text:p>
      <text:p text:style-name="P18"/>
      <text:p text:style-name="P18">Курсы валют перенесены из УТ в регистр сведений "КурсыВалют" БП.</text:p>
      <text:p text:style-name="P18"/>
      <text:p text:style-name="P14">Примечания:</text:p>
      <text:p text:style-name="P19"/>
      <text:p text:style-name="P19">В этих примерах используется два способа передачи параметров в запросы <text:span text:style-name="T3">1C#. </text:span>Для этого можно использовать возможности оператора <text:soft-page-break/><text:span text:style-name="T3">DECLARE, </text:span>а также функционал <text:span text:style-name="T3">SQL Server 2016 </text:span>и выше для передачи табличных данных в запрос в формате <text:span text:style-name="T3">JSON.</text:span></text:p>
      <text:p text:style-name="P19"><text:span text:style-name="T3"/></text:p>
      <text:p text:style-name="P21">При этом стоит отметить, что технику получения табличных данных из <text:span text:style-name="T3">JSON в</text:span>о 2-ом примере можно успешно использовать в 3-ем примере для вставки этих данных в таблицу СУБД.</text:p>
      <text:p text:style-name="P19"><text:span text:style-name="T3"/></text:p>
      <text:p text:style-name="P20">Для организации взаимодействия между удалёнными серверами <text:span text:style-name="T3">SQL Server </text:span>можно использовать технику получения данных в формате <text:span text:style-name="T3">JSON </text:span><text:span text:style-name="T11">на одном сервере</text:span><text:span text:style-name="T3">, </text:span>с последующей передачей и обработкой этих данных на <text:span text:style-name="T11">втором сервере</text:span>. Для этого можно установить на этих серверах <text:span text:style-name="T10">по одному</text:span> <text:span text:style-name="T3">web </text:span>сервер<text:span text:style-name="T10">у</text:span> <text:span text:style-name="T3">1C#, </text:span>а управлять ими <text:span text:style-name="T10">вообще </text:span>при помощи третьег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6:54:31.531000000</meta:creation-date>
    <meta:generator>LibreOffice/5.4.7.2$Windows_X86_64 LibreOffice_project/c838ef25c16710f8838b1faec480ebba495259d0</meta:generator>
    <dc:date>2020-04-23T19:24:33.966000000</dc:date>
    <meta:editing-duration>PT1H41M47S</meta:editing-duration>
    <meta:editing-cycles>23</meta:editing-cycles>
    <meta:document-statistic meta:table-count="1" meta:image-count="0" meta:object-count="0" meta:page-count="4" meta:paragraph-count="110" meta:word-count="502" meta:character-count="4028" meta:non-whitespace-character-count="3349"/>
  </office:meta>
</office:document-meta>
</file>